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6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9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10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10pt" style:font-name-asian="Segoe UI1" style:font-size-asian="8.5pt" style:font-name-complex="Segoe UI1" style:font-size-complex="8.5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10pt" style:font-name-asian="Segoe UI1" style:font-size-asian="8.5pt" style:font-name-complex="Segoe UI1" style:font-size-complex="8.5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color="#ffffff" style:font-name="Segoe UI" fo:font-size="32pt" fo:text-shadow="1pt 1pt" style:font-size-asian="32pt" style:font-size-complex="32pt"/>
    </style:style>
    <style:style style:name="P15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super 58%" style:font-name="Segoe UI1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83caff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83caff" style:font-name="Segoe UI1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83caff" style:text-position="super 58%" style:font-name="Segoe UI1" fo:font-size="32pt" fo:font-style="italic" fo:text-shadow="1pt 1pt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83caff" style:font-name="Segoe UI" fo:font-size="32pt" fo:font-style="italic" fo:text-shadow="1pt 1pt" style:font-size-asian="32pt" style:font-style-asian="italic" style:font-size-complex="32pt" style:font-style-complex="italic"/>
    </style:style>
    <style:style style:name="T9" style:family="text">
      <style:text-properties fo:color="#ffffff" style:font-name="Segoe UI" fo:font-size="32pt" fo:text-shadow="1pt 1pt" style:font-size-asian="32pt" style:font-size-complex="32pt"/>
    </style:style>
    <style:style style:name="T10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1" style:family="text">
      <style:text-properties fo:color="#ffffff" style:font-name="Segoe UI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654cm" svg:height="2.774cm" svg:x="1.27cm" svg:y="0.508cm">
          <draw:text-box>
            <text:p text:style-name="P1"><text:span text:style-name="T1">Psalmody</text:span></text:p>
            <text:p text:style-name="P1"><text:span text:style-name="T2">Psalm 138:1–8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25.654cm" svg:height="6.263cm" svg:x="1.27cm" svg:y="0.508cm">
          <draw:text-box>
            <text:p text:style-name="P4"><text:span text:style-name="T3">1</text:span><text:span text:style-name="T4">I give you thanks, O L</text:span><text:span text:style-name="T5">ORD</text:span><text:span text:style-name="T4">, with</text:span><text:span text:style-name="T4"> my whole heart;</text:span></text:p>
            <text:p text:style-name="P5"><text:span text:style-name="T6"><text:s text:c="5"/></text:span><text:span text:style-name="T6">before the gods I</text:span><text:span text:style-name="T6"> sing your praise;</text:span></text:p>
            <text:p text:style-name="P6"><text:span text:style-name="T3">2</text:span><text:span text:style-name="T4">I bow down toward your holy temple and give thanks to your name for your steadfast lov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7" draw:layer="layout" svg:width="25.654cm" svg:height="7.766cm" svg:x="1.27cm" svg:y="0.508cm">
          <draw:text-box>
            <text:p text:style-name="P4"><text:span text:style-name="T4"><text:s/></text:span><text:span text:style-name="T4">and your faithfulness,</text:span></text:p>
            <text:p text:style-name="P5"><text:span text:style-name="T6"><text:s text:c="5"/></text:span><text:span text:style-name="T6">for you have exalted above all things your <text:s text:c="4"/></text:span></text:p>
            <text:p text:style-name="P5"><text:span text:style-name="T6"><text:s text:c="5"/></text:span><text:span text:style-name="T6">name</text:span><text:span text:style-name="T6"> and your word.</text:span></text:p>
            <text:p text:style-name="P8"><text:span text:style-name="T7">3</text:span><text:span text:style-name="T8">On the day I called, you</text:span><text:span text:style-name="T8"> answered me;</text:span></text:p>
            <text:p text:style-name="P5"><text:span text:style-name="T9"><text:s text:c="5"/></text:span><text:span text:style-name="T9">my strength of soul</text:span><text:span text:style-name="T9"> you increas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7" draw:layer="layout" svg:width="25.654cm" svg:height="7.766cm" svg:x="1.27cm" svg:y="0.508cm">
          <draw:text-box>
            <text:p text:style-name="P4"><text:span text:style-name="T3">4</text:span><text:span text:style-name="T4">All the kings of the earth shall give you thanks, </text:span><text:span text:style-name="T4">O <text:s text:c="2"/></text:span></text:p>
            <text:p text:style-name="P4"><text:span text:style-name="T4"><text:s/></text:span><text:span text:style-name="T4">L</text:span><text:span text:style-name="T5">ORD</text:span><text:span text:style-name="T4">,</text:span></text:p>
            <text:p text:style-name="P5"><text:span text:style-name="T6"><text:s text:c="5"/></text:span><text:span text:style-name="T6">for they have heard the words</text:span><text:span text:style-name="T6"> of your mouth,</text:span></text:p>
            <text:p text:style-name="P8"><text:span text:style-name="T3">5</text:span><text:span text:style-name="T4">and they shall sing of the ways</text:span><text:span text:style-name="T4"> of the L</text:span><text:span text:style-name="T5">ORD</text:span><text:span text:style-name="T4">,</text:span></text:p>
            <text:p text:style-name="P5"><text:span text:style-name="T6"><text:s text:c="5"/></text:span><text:span text:style-name="T6">for great is the glory</text:span><text:span text:style-name="T6"> of the L</text:span><text:span text:style-name="T10">ORD</text:span><text:span text:style-name="T6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11" draw:layer="layout" svg:width="25.908cm" svg:height="3.556cm" svg:x="1.016cm" svg:y="0.508cm">
          <draw:text-box>
            <text:p text:style-name="P9"><text:span text:style-name="T3">6</text:span><text:span text:style-name="T4">For though the L</text:span><text:span text:style-name="T5">ORD</text:span><text:span text:style-name="T4"> is high, he regards the lowly,</text:span></text:p>
            <text:p text:style-name="P10"><text:span text:style-name="T11"><text:s text:c="5"/></text:span><text:span text:style-name="T11">but the haughty he knows from af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11" draw:layer="layout" svg:width="25.908cm" svg:height="6.35cm" svg:x="1.016cm" svg:y="0.508cm">
          <draw:text-box>
            <text:p text:style-name="P9"><text:span text:style-name="T3">7</text:span><text:span text:style-name="T4">Though I walk in the midst of trouble, you preserve <text:s text:c="2"/>my life;</text:span></text:p>
            <text:p text:style-name="P10"><text:span text:style-name="T9"><text:s text:c="5"/></text:span><text:span text:style-name="T9">you stretch out your hand against the wrath of </text:span></text:p>
            <text:p text:style-name="P10"><text:span text:style-name="T9"><text:s text:c="5"/></text:span><text:span text:style-name="T9">my enemies, and your right hand de</text:span><text:span text:style-name="T9">livers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11" draw:layer="layout" svg:width="25.908cm" svg:height="5.975cm" svg:x="1.016cm" svg:y="0.508cm">
          <draw:text-box>
            <text:p text:style-name="P9"><text:span text:style-name="T3">8</text:span><text:span text:style-name="T4">The L</text:span><text:span text:style-name="T5">ORD</text:span><text:span text:style-name="T4"> will fulfill his purpose for me;</text:span></text:p>
            <text:p text:style-name="P10"><text:span text:style-name="T6"><text:s text:c="5"/></text:span><text:span text:style-name="T6">your steadfast love, O L</text:span><text:span text:style-name="T10">ORD</text:span><text:span text:style-name="T6">, endures forever.</text:span></text:p>
            <text:p text:style-name="P10"><text:span text:style-name="T6"><text:s text:c="5"/></text:span><text:span text:style-name="T6">Do not forsake the work</text:span><text:span text:style-name="T6"> of your hands.</text:span></text:p>
            <text:p text:style-name="P12"><text:span text:style-name="T1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5" draw:layer="layout" svg:width="24.892cm" svg:height="6.263cm" svg:x="1.524cm" svg:y="0.508cm">
          <draw:text-box>
            <text:p text:style-name="P14"><text:span text:style-name="T9">C: Glory be to the Father and to the Son </text:span></text:p>
            <text:p text:style-name="P14"><text:span text:style-name="T9"><text:s text:c="4"/></text:span><text:span text:style-name="T9">and to the Holy Spirit;</text:span></text:p>
            <text:p text:style-name="P14"><text:span text:style-name="T9"><text:s text:c="4"/></text:span><text:span text:style-name="T9">as it was in the beginning, is now,</text:span></text:p>
            <text:p text:style-name="P14"><text:span text:style-name="T9"><text:s text:c="4"/></text:span><text:span text:style-name="T9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6:32:35.206000000</meta:creation-date>
    <dc:date>2016-07-22T16:58:14.759000000</dc:date>
    <meta:editing-duration>PT1M56S</meta:editing-duration>
    <meta:editing-cycles>2</meta:editing-cycles>
    <meta:generator>LibreOffice/5.1.4.2$Windows_X86_64 LibreOffice_project/f99d75f39f1c57ebdd7ffc5f42867c12031db97a</meta:generator>
    <meta:document-statistic meta:object-count="45"/>
  </office:meta>
</office:document-meta>
</file>